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paragraph-rsid="000447e8"/>
    </style:style>
    <style:style style:name="P8" style:family="paragraph" style:parent-style-name="Standard">
      <style:text-properties officeooo:paragraph-rsid="0005acd8"/>
    </style:style>
    <style:style style:name="P9" style:family="paragraph" style:parent-style-name="Standard">
      <style:text-properties officeooo:paragraph-rsid="0006a0a1"/>
    </style:style>
    <style:style style:name="T1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0447e8"/>
    </style:style>
    <style:style style:name="T4" style:family="text">
      <style:text-properties officeooo:rsid="0005750e"/>
    </style:style>
    <style:style style:name="T5" style:family="text">
      <style:text-properties officeooo:rsid="0005acd8"/>
    </style:style>
    <style:style style:name="T6" style:family="text">
      <style:text-properties officeooo:rsid="0006a0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jet Long</text:p>
      <text:p text:style-name="Normal"/>
      <text:p text:style-name="Standard"><text:span text:style-name="Police_20_par_20_défaut"><text:span text:style-name="T1">A] Brainstorming</text:span></text:span></text:p>
      <text:p text:style-name="P1"><text:s/>Que fait le logiciel ?</text:p>
      <text:p text:style-name="Normal"/>
      <text:p text:style-name="Normal"><text:span text:style-name="Police_20_par_20_défaut"><text:span text:style-name="T2">Données :</text:span></text:span> Une bille, un plateau de jeu (un plan, en 2D) avec éventuellement des obstacles.</text:p>
      <text:p text:style-name="Normal"><text:span text:style-name="Police_20_par_20_défaut"><text:span text:style-name="T2">Principe : </text:span></text:span>Amener la bille à un endroit précis de l’écran. Le joueur peut tracer des formes avec son doigt pour guider/faire rebondir la bille. Une fois la bille arrivée à destination, on passe au niveau suivant.</text:p>
      <text:p text:style-name="Standard"><text:span text:style-name="Police_20_par_20_défaut"><text:span text:style-name="T2">Difficultés évidentes :</text:span></text:span></text:p>
      <text:p text:style-name="Standard">Obstacles</text:p>
      <text:p text:style-name="Standard">Absence de contour de la boite/aire de jeu.</text:p>
      <text:p text:style-name="P3">Difficultés possibles :</text:p>
      <text:p text:style-name="Standard">Un temps donné par niveau</text:p>
      <text:p text:style-name="Standard">Les formes disparaissent au bout d'un certain temps</text:p>
      <text:p text:style-name="Standard">Objets à éviter (mines)</text:p>
      <text:p text:style-name="Standard"><text:span text:style-name="Police_20_par_20_défaut"><text:span text:style-name="T2">Boutons possibles :</text:span></text:span></text:p>
      <text:p text:style-name="Standard">Recommencer le niveau</text:p>
      <text:p text:style-name="Standard">Quitter</text:p>
      <text:p text:style-name="Standard"><text:span text:style-name="Police_20_par_20_défaut"><text:span text:style-name="T2">Score :</text:span></text:span></text:p>
      <text:p text:style-name="Standard">Mettre le moins de temps possible</text:p>
      <text:p text:style-name="Standard">Ramasser un certain nombre d’objets</text:p>
      <text:p text:style-name="Standard"><text:span text:style-name="Police_20_par_20_défaut"><text:span text:style-name="T2">Possibilités :</text:span></text:span></text:p>
      <text:p text:style-name="Standard">Pouvoir effacer une forme par « double tap »</text:p>
      <text:p text:style-name="Standard">Différents modes de jeu : un mode avec gravité (la bille tombe vers un des côtés de l’écran), varier la puissance du rebond</text:p>
      <text:p text:style-name="Standard">Niveaux générés aléatoirement</text:p>
      <text:p text:style-name="Standard"><text:span text:style-name="Police_20_par_20_défaut"><text:span text:style-name="T2">Points à éclaircir :</text:span></text:span></text:p>
      <text:p text:style-name="Standard">Comment lancer la bille : bouton dédié, toucher du doigt…</text:p>
      <text:p text:style-name="Standard">La bille rebondit ou est juste arrêtée par les surfaces ?</text:p>
      <text:p text:style-name="Standard">Peut-on dessiner pendant que la bille se déplace, ou seulement avant de la lancer ?</text:p>
      <text:p text:style-name="Standard">La bille reprend de la vitesse en rebondissant ou dispose seulement d’une accélération initiale ?</text:p>
      <text:p text:style-name="Standard"/>
      <text:p text:style-name="P4">B] Structuration des fonctionnalités :</text:p>
      <text:p text:style-name="Standard"/>
      <text:p text:style-name="P5">Classifier avec deux critères : - important ? - risqué ?</text:p>
      <text:p text:style-name="P2">ou</text:p>
      <text:p text:style-name="P5">Classifier par thèmes</text:p>
      <text:p text:style-name="Standard"><text:span text:style-name="Police_20_par_20_défaut"><text:span text:style-name="T2">Fonctionnalités critiques :</text:span></text:span></text:p>
      <text:p text:style-name="P7"><text:span text:style-name="T3">La bille part toujours dans la même direction à partir d'un coin</text:span></text:p>
      <text:p text:style-name="P8"><text:span text:style-name="T3">Une bille qui se déplace à vitesse constante</text:span></text:p>
      <text:p text:style-name="P8"><text:span text:style-name="T3">La bille rebondit </text:span><text:span text:style-name="T4">sans perdre de vitesse </text:span><text:span text:style-name="T3">sur </text:span><text:span text:style-name="T4">toutes </text:span><text:span text:style-name="T3">les formes</text:span></text:p>
      <text:p text:style-name="Standard">Pouvoir dessiner des formes géométriques</text:p>
      <text:p text:style-name="P8"><text:span text:style-name="T5">Le niveau se finit quand la bille arrive à un point choisi par avance</text:span></text:p>
      <text:p text:style-name="Standard"/>
      <text:p text:style-name="P3">Fonctionnalités supplémentaires :</text:p>
      <text:p text:style-name="Standard">Système de score</text:p>
      <text:p text:style-name="P9"><text:span text:style-name="T6">Pouvoir ramasser des obje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Sans_20_interligne" style:display-name="Sans interligne" style:family="paragraph">
      <style:paragraph-properties fo:hyphenation-ladder-count="no-limit"/>
      <style:text-properties style:font-size-complex="10.5pt" fo:hyphenate="false" fo:hyphenation-remain-char-count="0" fo:hyphenation-push-char-count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initial-creator>rachel ignace</meta:initial-creator>
    <dc:creator>IGNACE RACHEL</dc:creator>
    <meta:creation-date>2012-02-11T21:14:00Z</meta:creation-date>
    <dc:date>2012-02-16T15:56:28</dc:date>
    <meta:editing-cycles>33</meta:editing-cycles>
    <meta:editing-duration>PT02H55M18S</meta:editing-duration>
    <meta:document-statistic meta:table-count="0" meta:image-count="0" meta:object-count="0" meta:page-count="1" meta:paragraph-count="40" meta:word-count="289" meta:character-count="1694"/>
    <meta:template xlink:type="simple" xlink:actuate="onRequest" xlink:title="" xlink:href="../../ProjetLongIdées.odt/Normal.dotm"/>
  </office:meta>
</office:document-meta>
</file>